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0</text:p>
      <text:p text:style-name="Standard"/>
      <text:p text:style-name="Standard">On définie plusieurs structures:</text:p>
      <text:p text:style-name="Standard">-lignes: composé d’une liste de trajet, liste de trains, une longueur totale de la ligne </text:p>
      <text:p text:style-name="Standard">-stations: comporte coordonnés polaire, peut contenir un train </text:p>
      <text:p text:style-name="Standard">-trajet: comporte une distance, des pointeurs vers station d’après , station d’avant</text:p>
      <text:p text:style-name="Standard">-train(compose de locomotive+wagon): comporte capacité ,accélération, vitesse max.</text:p>
      <text:p text:style-name="Standard"/>
      <text:p text:style-name="Standard">Plusieurs types de train selon budget/ necessite.</text:p>
      <text:p text:style-name="Standard"/>
      <text:p text:style-name="Standard">On a choisi de représenter les stations dans l’espace avec des coordonnés polaires.</text:p>
      <text:p text:style-name="Standard"/>
      <text:p text:style-name="Standard">La version prend en paramètre seulement la population en paramètre puis retourne une liste des coordonnés différentes de station. </text:p>
      <text:p text:style-name="Standard"/>
      <text:p text:style-name="Standard">On fixe des taux de répartitions du budget </text:p>
      <text:p text:style-name="Standard">(variable dans les prochaines versions en fonction de la situation):</text:p>
      <text:p text:style-name="Standard">-35%tunnel</text:p>
      <text:p text:style-name="Standard">-35% stations </text:p>
      <text:p text:style-name="Standard">-25% les trains </text:p>
      <text:p text:style-name="Standard">-5%les dépenses énergétiques</text:p>
      <text:p text:style-name="Standard">On ne prend pas en compte le coût du personnel </text:p>
      <text:p text:style-name="Standard"/>
      <text:p text:style-name="Standard"/>
      <text:p text:style-name="Standard">attributions des STATIONS:</text:p>
      <text:p text:style-name="Standard"/>
      <text:p text:style-name="Standard"/>
      <text:p text:style-name="Standard"/>
      <text:p text:style-name="Standard">Le pole est représenté par un cercle de centre de coordonnés (0,0) dont le diamètre est D.</text:p>
      <text:p text:style-name="Standard">On considère que dans un cercle les habitants sont dispersé de façon homogène. </text:p>
      <text:p text:style-name="Standard">On peut calculer la surface S (en km2)</text:p>
      <text:p text:style-name="Standard">Ainsi on peut calculer la densité (d) des habitants.(habitant/km2)</text:p>
      <text:p text:style-name="Standard"/>
      <text:p text:style-name="Standard">Ainsi on fixe un taux maximum de station par habitants.(stations/habitant) </text:p>
      <text:p text:style-name="Standard"/>
      <text:p text:style-name="Standard">En multipliant la densité par le taux.max.stat.habitant on obtient combien de stations/ km2 max.</text:p>
      <text:p text:style-name="Standard">En multipliant cette constante par la surface on obtient le nombre de stations maximum dans le pôle.</text:p>
      <text:p text:style-name="Standard"/>
      <text:p text:style-name="Standard">Il faut vérifier vérifier si ce nombre de station corresponde au budget . On fait nb stations x prix(stations). Si le budget est trop élevé on diminue le nombre de stations par jusqu’à ce que le critères soit satisfait.</text:p>
      <text:p text:style-name="Standard"/>
      <text:p text:style-name="Standard">On obtient donc le nombre de station à inscrire dans le cercle.</text:p>
      <text:p text:style-name="Standard">Chaque station comporte ses coordonnés polaire. On attribue une station à une population correspondant à la surface que couvre le cercle de diamètre dont le centre correspond à la station.</text:p>
      <text:p text:style-name="Standard"/>
      <text:p text:style-name="Standard">La totalité des stations (modélise par des cercles ) doit être inscrit dans le pôle, de façon à ne pas superposé, et à ne pas dépasser le pôle. Il faut choisir d de façon à ce que le maximum de surface soit occuper. </text:p>
      <text:p text:style-name="Standard">Si plus de surface est occuper avec une station de moins ou de plus, il faut enlever/ajouter une station.</text:p>
      <text:p text:style-name="Standard"><text:soft-page-break/>v.0</text:p>
      <text:p text:style-name="Standard"/>
      <text:p text:style-name="Standard">On définie plusieurs structures:</text:p>
      <text:p text:style-name="Standard">-lignes: composé d’une liste de trajet, liste de trains, une longueur totale de la ligne </text:p>
      <text:p text:style-name="Standard">-stations: comporte coordonnés polaire, peut contenir un train </text:p>
      <text:p text:style-name="Standard">-trajet: comporte une distance, des pointeurs vers station d’après , station d’avant</text:p>
      <text:p text:style-name="Standard">-train(compose de locomotive+wagon): comporte capacité ,accélération, vitesse max.</text:p>
      <text:p text:style-name="Standard"/>
      <text:p text:style-name="Standard">Plusieurs types de train selon budget/ necessite.</text:p>
      <text:p text:style-name="Standard"/>
      <text:p text:style-name="Standard">On a choisi de représenter les stations dans l’espace avec des coordonnés polaires.</text:p>
      <text:p text:style-name="Standard"/>
      <text:p text:style-name="Standard">La version prend en paramètre seulement la population en paramètre puis retourne une liste des coordonnés différentes de station. </text:p>
      <text:p text:style-name="Standard"/>
      <text:p text:style-name="Standard"/>
      <text:p text:style-name="Standard"/>
      <text:p text:style-name="Standard">attributions des STATIONS:</text:p>
      <text:p text:style-name="Standard"/>
      <text:p text:style-name="Standard"/>
      <text:p text:style-name="Standard"/>
      <text:p text:style-name="Standard">Le pole est représenté par un cercle de centre de coordonnés (0,0) dont le diamètre est D.</text:p>
      <text:p text:style-name="Standard">On considère que dans un cercle les habitants sont dispersé de façon homogène. </text:p>
      <text:p text:style-name="Standard">On peut calculer la surface S (en km2)</text:p>
      <text:p text:style-name="Standard">Ainsi on peut calculer la densité (d) des habitants.(habitant/km2)</text:p>
      <text:p text:style-name="Standard"/>
      <text:p text:style-name="Standard">Ainsi on fixe un taux maximum de station par habitants.(stations/habitant) </text:p>
      <text:p text:style-name="Standard"/>
      <text:p text:style-name="Standard">En multipliant la densité par le taux.max.stat.habitant on obtient combien de stations/ km2 max.</text:p>
      <text:p text:style-name="Standard">En multipliant cette constante par la surface on obtient le nombre de stations maximum dans le pôle.</text:p>
      <text:p text:style-name="Standard"/>
      <text:p text:style-name="Standard">Il faut vérifier vérifier si ce nombre de station corresponde au budget . On fait nb stations x prix(stations). Si le budget est trop élevé on diminue le nombre de stations par jusqu’à ce que le critères soit satisfait.</text:p>
      <text:p text:style-name="Standard"/>
      <text:p text:style-name="Standard">On obtient donc le nombre de station à inscrire dans le cercle.</text:p>
      <text:p text:style-name="Standard">Chaque station comporte ses coordonnés polaire. On attribue une station à une population correspondant à la surface que couvre le cercle de diamètre dont le centre correspond à la station.</text:p>
      <text:p text:style-name="Standard"/>
      <text:p text:style-name="Standard">La totalité des stations (modélise par des cercles ) doit être inscrit dans le pôle, de façon à ne pas superposé, et à ne pas dépasser le pôle. Il faut choisir d de façon à ce que le maximum de surface soit occuper. </text:p>
      <text:p text:style-name="Standard">Si plus de surface est occuper avec une station de moins ou de plus, il faut enlever/ajouter une station.</text:p>
      <text:p text:style-name="Standard"/>
      <text:p text:style-name="Standard"/>
      <text:p text:style-name="Standard">ATTRIBUTIONS TRAJET</text:p>
      <text:p text:style-name="Standard"/>
      <text:p text:style-name="Standard">C’est la problématique la plus complexe du sujet.</text:p>
      <text:p text:style-name="Standard"><text:soft-page-break/>Une fois que les stations ont été attribués leurs coordonnés polaire, il faut relié ces stations par des tunnels. Ainsi le programme doit évaluer les stations et prédire des lignes de train potentiels qui lie les stations. </text:p>
      <text:p text:style-name="Standard">Pour ce faire, il faut relier les stations de façon que les habitants du pole-NORD ai accès au centre, au SUD à l’EST et à l’OUEST, que les habitant du SUD ai accès à ....en un temps optimale.</text:p>
      <text:p text:style-name="Standard"/>
      <text:p text:style-name="Standard">Pour cela il faut que la moyenne des trajet NORD-CENTRE , NORD-SUD OUEST-CENTRE, OUEST-SUD soit la plus courte possible.</text:p>
      <text:p text:style-name="Standard"/>
      <text:p text:style-name="Standard"/>
      <text:p text:style-name="Standard">ATTRIBUTIONS TRAIN(a développer)</text:p>
      <text:p text:style-name="Standard"/>
      <text:p text:style-name="Standard">De la même manière qu’est attribués le nombre de stations en f de la densité d’habitant, doivent être attribué les trains.</text:p>
      <text:p text:style-name="Standard">(budgetx0.25 /nb habitant)-&gt;le nombre de trains par habitant.</text:p>
      <text:p text:style-name="Standard"/>
      <text:p text:style-name="Standard"/>
      <text:p text:style-name="Standard">DIFFFERENTS SECTEURS</text:p>
      <text:p text:style-name="Standard"/>
      <text:p text:style-name="Standard">Dans une ville, il existe des pôles où la population est plus dense/plus actif. Ainsi on peut reapliquer le programme du début qui reparti les stations dans un des cercle dans la ville, pour former d’autre cercle plus petit en diamètre(néanmoins comportant le même nombre d’habitant). C’est comme cela est modélisé une population plus dense au sein d’une ville. Ainsi il existe plusieurs secteurs:</text:p>
      <text:p text:style-name="Standard">-le secteur 1: le centre ville, la population est la plus dense,</text:p>
      <text:p text:style-name="Standard">-le secteur 2: la population moins dense que le centre ville</text:p>
      <text:p text:style-name="Standard">-le secteur 3- la banlieue </text:p>
      <text:p text:style-name="Standard"/>
      <text:p text:style-name="Standard"/>
      <text:p text:style-name="Standard"/>
      <text:p text:style-name="Standard">ATTRIBUTIONS TRAJET</text:p>
      <text:p text:style-name="Standard"/>
      <text:p text:style-name="Standard">C’est la problématique la plus complexe du sujet.</text:p>
      <text:p text:style-name="Standard">Une fois que les stations ont été attribués leurs coordonnés polaire, il faut relié ces stations par des tunnels. Ainsi le programme doit évaluer les stations et prédire des lignes de train potentiels qui lie les stations. </text:p>
      <text:p text:style-name="Standard">Pour ce faire, il faut relier les stations de façon que les habitants du pole-NORD ai accès au centre, au SUD à l’EST et à l’OUEST, que les habitant du SUD ai accès à ....en un temps optimale.</text:p>
      <text:p text:style-name="Standard"/>
      <text:p text:style-name="Standard">Pour cela il faut que la moyenne des trajet NORD-CENTRE , NORD-SUD OUEST-CENTRE, OUEST-SUD soit la plus courte possible.</text:p>
      <text:p text:style-name="Standard"/>
      <text:p text:style-name="Standard"/>
      <text:p text:style-name="Standard">ATTRIBUTIONS TRAIN(a développer)</text:p>
      <text:p text:style-name="Standard"/>
      <text:p text:style-name="Standard">De la même manière qu’est attribués le nombre de stations en f de la densité d’habitant, doivent être attribué les trains.</text:p>
      <text:p text:style-name="Standard">(budgetx0.25 /nb habitant)-&gt;le nombre de trains par habitant.</text:p>
      <text:p text:style-name="Standard"/>
      <text:p text:style-name="Standard"/>
      <text:p text:style-name="Standard">DIFFFERENTS SECTEURS</text:p>
      <text:p text:style-name="Standard"/>
      <text:p text:style-name="Standard"><text:soft-page-break/>Dans une ville, il existe des pôles où la population est plus dense/plus actif. Ainsi on peut reapliquer le programme du début qui reparti les stations dans un des cercle dans la ville, pour former d’autre cercle plus petit en diamètre(néanmoins comportant le même nombre d’habitant). C’est comme cela est modélisé une population plus dense au sein d’une ville. Ainsi il existe plusieurs secteurs:</text:p>
      <text:p text:style-name="Standard">-le secteur 1: le centre ville, la population est la plus dense,</text:p>
      <text:p text:style-name="Standard">-le secteur 2: la population moins dense que le centre ville</text:p>
      <text:p text:style-name="Standard">-le secteur 3- la banlieue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4:05:15.631411736</meta:creation-date>
    <dc:date>2019-09-23T14:23:43.806847429</dc:date>
    <meta:editing-duration>PT8M18S</meta:editing-duration>
    <meta:editing-cycles>1</meta:editing-cycles>
    <meta:generator>LibreOffice/5.2.7.2$Linux_X86_64 LibreOffice_project/20m0$Build-2</meta:generator>
    <meta:document-statistic meta:table-count="0" meta:image-count="0" meta:object-count="0" meta:page-count="4" meta:paragraph-count="77" meta:word-count="1139" meta:character-count="6950" meta:non-whitespace-character-count="5868"/>
  </office:meta>
</office:document-meta>
</file>